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.6in" fo:margin-left="-0.35in" table:align="left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3.7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313e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officeooo:rsid="0008bbc1" officeooo:paragraph-rsid="0008bbc1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08bbc1" officeooo:paragraph-rsid="0008bbc1" style:font-size-asian="16pt" style:font-size-complex="16pt"/>
    </style:style>
    <style:style style:name="P4" style:family="paragraph" style:parent-style-name="Table_20_Contents">
      <style:text-properties officeooo:rsid="0008bbc1" officeooo:paragraph-rsid="0008bbc1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08bbc1" officeooo:paragraph-rsid="0008bbc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a014d" officeooo:paragraph-rsid="000a014d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c44bb" officeooo:paragraph-rsid="000c44bb" style:font-size-asian="14pt" style:font-size-complex="14pt"/>
    </style:style>
    <style:style style:name="P8" style:family="paragraph" style:parent-style-name="Table_20_Contents">
      <style:text-properties fo:font-weight="normal" officeooo:rsid="0008bbc1" officeooo:paragraph-rsid="0008bbc1" style:font-weight-asian="normal" style:font-weight-complex="normal"/>
    </style:style>
    <style:style style:name="P9" style:family="paragraph" style:parent-style-name="Table_20_Contents">
      <style:text-properties fo:font-weight="normal" officeooo:rsid="000c44bb" officeooo:paragraph-rsid="000c44bb" style:font-weight-asian="normal" style:font-weight-complex="normal"/>
    </style:style>
    <style:style style:name="P10" style:family="paragraph" style:parent-style-name="Table_20_Contents">
      <style:text-properties officeooo:rsid="000a014d" officeooo:paragraph-rsid="000a014d"/>
    </style:style>
    <style:style style:name="P11" style:family="paragraph" style:parent-style-name="Table_20_Contents">
      <style:text-properties officeooo:rsid="000c44bb" officeooo:paragraph-rsid="000c44bb"/>
    </style:style>
    <style:style style:name="P12" style:family="paragraph" style:parent-style-name="Footer">
      <style:paragraph-properties fo:text-align="end" style:justify-single-word="false"/>
      <style:text-properties officeooo:rsid="000c313e" officeooo:paragraph-rsid="000c31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014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014d" style:font-weight-asian="normal" style:font-weight-complex="normal"/>
    </style:style>
    <style:style style:name="T5" style:family="text">
      <style:text-properties fo:font-weight="normal" officeooo:rsid="000a5a10" style:font-weight-asian="normal" style:font-weight-complex="normal"/>
    </style:style>
    <style:style style:name="T6" style:family="text">
      <style:text-properties officeooo:rsid="000a014d"/>
    </style:style>
    <style:style style:name="T7" style:family="text">
      <style:text-properties officeooo:rsid="000a5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ngCentral: Polycom SoundPoint 335 Phone Quick Tips</text:p>
      <text:p text:style-name="P3">SKS Bottle &amp; Packaging, Inc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nu Navigation</text:p>
          </table:table-cell>
          <table:table-cell table:style-name="Table1.B1" office:value-type="string">
            <text:p text:style-name="P5">Softkey Buttons</text:p>
          </table:table-cell>
        </table:table-row>
        <table:table-row>
          <table:table-cell table:style-name="Table1.A2" office:value-type="string">
            <text:p text:style-name="P4">Up Arrow <text:s text:c="5"/>| <text:s/>view speed-dial numbers</text:p>
            <text:p text:style-name="P4">Right Arrow <text:s/>| <text:s/>view recently placed calls</text:p>
            <text:p text:style-name="P4">Down Arrow | <text:s/>view recently received calls</text:p>
            <text:p text:style-name="P4">Left Arrow <text:s text:c="3"/>| <text:s/>exit</text:p>
          </table:table-cell>
          <table:table-cell table:style-name="Table1.B2" office:value-type="string">
            <text:p text:style-name="P4">The softkey buttons are located under the LCD screen and change depending on how you use your phone</text:p>
          </table:table-cell>
        </table:table-row>
        <table:table-row>
          <table:table-cell table:style-name="Table1.B2" table:number-columns-spanned="2" office:value-type="string">
            <text:p text:style-name="P4"/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5">Voicemail</text:p>
          </table:table-cell>
          <table:table-cell table:style-name="Table1.B2" office:value-type="string">
            <text:p text:style-name="P5">Extension-Dialing</text:p>
          </table:table-cell>
        </table:table-row>
        <table:table-row>
          <table:table-cell table:style-name="Table1.A2" office:value-type="string">
            <text:p text:style-name="P4">Press <text:span text:style-name="T1">Menu &gt; 1 &gt; 1 &gt; 1</text:span></text:p>
            <text:p text:style-name="P8">Input the pin: <text:span text:style-name="T2">147258</text:span></text:p>
          </table:table-cell>
          <table:table-cell table:style-name="Table1.B2" office:value-type="string">
            <text:p text:style-name="P4">Dial the extension <text:span text:style-name="T7">and press #</text:span></text:p>
          </table:table-cell>
        </table:table-row>
        <table:table-row>
          <table:table-cell table:style-name="Table1.B2" table:number-columns-spanned="2" office:value-type="string">
            <text:p text:style-name="P4"/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5">Transferring Calls</text:p>
          </table:table-cell>
          <table:table-cell table:style-name="Table1.B2" office:value-type="string">
            <text:p text:style-name="P5">Transferring to Voicemail</text:p>
          </table:table-cell>
        </table:table-row>
        <table:table-row>
          <table:table-cell table:style-name="Table1.A2" office:value-type="string">
            <text:p text:style-name="P4">During a call: </text:p>
            <text:p text:style-name="P4"><text:s text:c="2"/>Press the <text:span text:style-name="T1">Trnsfer softkey</text:span></text:p>
            <text:p text:style-name="P4"><text:span text:style-name="T3"><text:s text:c="2"/>Dial the 7 or 10 digit number or extension </text:span><text:span text:style-name="T5">and press</text:span><text:span text:style-name="T3"> </text:span><text:span text:style-name="T4">#</text:span></text:p>
            <text:p text:style-name="P4"><text:span text:style-name="T3"><text:s text:c="2"/>Press the </text:span><text:span text:style-name="T1">Trnsfer softkey</text:span><text:span text:style-name="T3"> again</text:span></text:p>
          </table:table-cell>
          <table:table-cell table:style-name="Table1.B2" office:value-type="string">
            <text:p text:style-name="P4">During a call:</text:p>
            <text:p text:style-name="P4"><text:s text:c="2"/>Press the <text:span text:style-name="T1">Trnsfer softkey</text:span></text:p>
            <text:p text:style-name="P4"><text:span text:style-name="T3"><text:s text:c="2"/>Press the </text:span><text:span text:style-name="T1">Blind softkey</text:span></text:p>
            <text:p text:style-name="P4"><text:span text:style-name="T3"><text:s text:c="2"/>Dial the 7 or 10 digit number or extension</text:span><text:span text:style-name="T4"> </text:span><text:span text:style-name="T5">and press #</text:span></text:p>
            <text:p text:style-name="P4"><text:span text:style-name="T3"><text:s text:c="2"/>Press the </text:span><text:span text:style-name="T1">Trnsfer softkey</text:span><text:span text:style-name="T3"> again</text:span></text:p>
          </table:table-cell>
        </table:table-row>
        <table:table-row>
          <table:table-cell table:style-name="Table1.B2" table:number-columns-spanned="2" office:value-type="string">
            <text:p text:style-name="P4"/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6">Intercom</text:p>
          </table:table-cell>
          <table:table-cell table:style-name="Table1.B2" office:value-type="string">
            <text:p text:style-name="P6">Forwarding to Samsung Phones</text:p>
          </table:table-cell>
        </table:table-row>
        <table:table-row>
          <table:table-cell table:style-name="Table1.A2" office:value-type="string">
            <text:p text:style-name="P4"><text:span text:style-name="T6">Press the </text:span><text:span text:style-name="T2">Interc softkey</text:span></text:p>
            <text:p text:style-name="P4"><text:span text:style-name="T4">Dial the extension </text:span><text:span text:style-name="T5">and press #</text:span></text:p>
          </table:table-cell>
          <table:table-cell table:style-name="Table1.B2" office:value-type="string">
            <text:p text:style-name="P10">Dial 555 <text:span text:style-name="T7">and press #</text:span></text:p>
          </table:table-cell>
        </table:table-row>
        <table:table-row>
          <table:table-cell table:style-name="Table1.B2" table:number-columns-spanned="2" office:value-type="string">
            <text:p text:style-name="P4"/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7">On Hold and Dialing New Line</text:p>
          </table:table-cell>
          <table:table-cell table:style-name="Table1.B2" office:value-type="string">
            <text:p text:style-name="P7">Resuming a Line on Hold</text:p>
          </table:table-cell>
        </table:table-row>
        <table:table-row>
          <table:table-cell table:style-name="Table1.A2" office:value-type="string">
            <text:p text:style-name="P11">During a call:</text:p>
            <text:p text:style-name="P11"><text:s text:c="2"/>Press the <text:span text:style-name="T1">Hold key</text:span></text:p>
            <text:p text:style-name="P9"><text:s text:c="2"/>Press the <text:span text:style-name="T1">New Call softkey</text:span></text:p>
            <text:p text:style-name="P9"><text:s text:c="2"/>Dial the 7 or 10 digit number or extension and press #</text:p>
          </table:table-cell>
          <table:table-cell table:style-name="Table1.B2" office:value-type="string">
            <text:p text:style-name="P9">If <text:span text:style-name="T1">1</text:span> person is on hold:</text:p>
            <text:p text:style-name="P9"><text:s text:c="2"/>Press the <text:span text:style-name="T1">Resume softkey</text:span></text:p>
            <text:p text:style-name="P11">If <text:span text:style-name="T1">2</text:span><text:span text:style-name="T3"> people are on hold:</text:span></text:p>
            <text:p text:style-name="P11"><text:s text:c="2"/>Use the <text:span text:style-name="T1">up/down arrow key </text:span>to select Line 1 or 2</text:p>
            <text:p text:style-name="P11"><text:s text:c="2"/>Press the <text:span text:style-name="T1">Resume softkey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313e" officeooo:paragraph-rsid="000c31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effrey Wen 2015-08-2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0:09:45.217468925</meta:creation-date>
    <meta:print-date>2015-08-28T10:58:47.540178920</meta:print-date>
    <dc:date>2015-08-28T11:28:11.398443532</dc:date>
    <meta:editing-duration>PT32M54S</meta:editing-duration>
    <meta:editing-cycles>3</meta:editing-cycles>
    <meta:generator>LibreOffice/4.3.7.2$Linux_X86_64 LibreOffice_project/430$Build-2</meta:generator>
    <meta:document-statistic meta:table-count="1" meta:image-count="0" meta:object-count="0" meta:page-count="1" meta:paragraph-count="42" meta:word-count="224" meta:character-count="1231" meta:non-whitespace-character-count="1009"/>
  </office:meta>
</office:document-meta>
</file>